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NUEL UGART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EÑALOZA AYCA, GISSELA ANTONI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EÑALOZA AYCA, GISSELA ANTONI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CODORNIZ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0133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21:07:51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